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n va tester le module absences2 :</text:p>
      <text:p text:style-name="Standard"/>
      <text:p text:style-name="Standard">Ici on remplace le titre 1 :</text:p>
      <text:p text:style-name="Standard"/>
      <text:p text:style-name="Standard">{titre}</text:p>
      <text:p text:style-name="Standard"/>
      <text:p text:style-name="Standard">alors que là on remplace le titre 2 :</text:p>
      <text:p text:style-name="Standard"/>
      <text:p text:style-name="Standard">{contenu}</text:p>
      <text:p text:style-name="Standard"/>
      <text:p text:style-name="Standard">ça marche ;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jocal</meta:initial-creator>
    <meta:creation-date>2009-04-07T22:33:50</meta:creation-date>
    <dc:creator>jjocal</dc:creator>
    <dc:date>2009-04-07T22:50:18</dc:date>
    <meta:editing-cycles>2</meta:editing-cycles>
    <meta:editing-duration>PT1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24" meta:character-count="127"/>
  </office:meta>
</office:document-meta>
</file>